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7267c" officeooo:paragraph-rsid="0007267c" style:font-size-asian="14pt" style:font-size-complex="14pt"/>
    </style:style>
    <style:style style:name="P2" style:family="paragraph" style:parent-style-name="Standard" style:list-style-name="L1">
      <style:text-properties fo:font-size="14pt" officeooo:rsid="0007267c" officeooo:paragraph-rsid="0007267c" style:font-size-asian="14pt" style:font-size-complex="14pt"/>
    </style:style>
    <style:style style:name="P3" style:family="paragraph" style:parent-style-name="Standard" style:list-style-name="L2">
      <style:text-properties fo:font-size="14pt" officeooo:rsid="0007267c" officeooo:paragraph-rsid="0007267c" style:font-size-asian="14pt" style:font-size-complex="14pt"/>
    </style:style>
    <style:style style:name="P4" style:family="paragraph" style:parent-style-name="Standard" style:list-style-name="L2">
      <style:text-properties fo:font-size="14pt" officeooo:rsid="000910d1" officeooo:paragraph-rsid="000910d1" style:font-size-asian="14pt" style:font-size-complex="14pt"/>
    </style:style>
    <style:style style:name="P5" style:family="paragraph" style:parent-style-name="Standard">
      <style:text-properties fo:font-size="14pt" officeooo:rsid="000b67bc" officeooo:paragraph-rsid="000b67bc" style:font-size-asian="14pt" style:font-size-complex="14pt"/>
    </style:style>
    <style:style style:name="P6" style:family="paragraph" style:parent-style-name="Standard" style:list-style-name="L2">
      <style:text-properties officeooo:paragraph-rsid="000910d1"/>
    </style:style>
    <style:style style:name="P7" style:family="paragraph" style:parent-style-name="Standard">
      <style:paragraph-properties fo:margin-top="0cm" fo:margin-bottom="0.159cm" style:contextual-spacing="false" style:line-height-at-least="0.423cm" fo:orphans="2" fo:widows="2"/>
      <style:text-properties fo:font-size="14pt" style:font-size-asian="14pt" style:font-size-complex="14pt"/>
    </style:style>
    <style:style style:name="P8" style:family="paragraph" style:parent-style-name="Standard">
      <style:paragraph-properties fo:margin-top="0cm" fo:margin-bottom="0.159cm" style:contextual-spacing="false" style:line-height-at-least="0.423cm" fo:text-align="start" style:justify-single-word="false" fo:orphans="2" fo:widows="2" style:writing-mode="lr-tb"/>
      <style:text-properties officeooo:paragraph-rsid="000910d1"/>
    </style:style>
    <style:style style:name="T1" style:family="text">
      <style:text-properties officeooo:rsid="000910d1"/>
    </style:style>
    <style:style style:name="T2" style:family="text">
      <style:text-properties fo:font-variant="normal" fo:text-transform="none" fo:color="#263238" style:font-name="arial" fo:letter-spacing="normal" fo:font-style="normal" fo:font-weight="normal" officeooo:rsid="000910d1"/>
    </style:style>
    <style:style style:name="T3" style:family="text">
      <style:text-properties fo:font-variant="normal" fo:text-transform="none" fo:color="#263238" style:font-name="arial" fo:font-size="14pt" fo:letter-spacing="normal" fo:font-style="normal" fo:font-weight="normal" style:font-size-asian="14pt" style:font-size-complex="14pt"/>
    </style:style>
    <style:style style:name="T4" style:family="text">
      <style:text-properties fo:font-variant="normal" fo:text-transform="none" fo:color="#263238" style:font-name="arial" fo:font-size="14pt" fo:letter-spacing="normal" fo:font-style="normal" fo:font-weight="normal" officeooo:rsid="000910d1" style:font-size-asian="14pt" style:font-size-complex="14pt"/>
    </style:style>
    <style:style style:name="T5" style:family="text">
      <style:text-properties officeooo:rsid="0009b7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ingh Vivek Krishnakailash </text:p>
      <text:p text:style-name="P5"/>
      <text:p text:style-name="P1">Report:</text:p>
      <text:list xml:id="list3016091596211086209" text:style-name="L1">
        <text:list-header>
          <text:p text:style-name="P2"></text:p>
        </text:list-header>
        <text:list-item>
          <text:p text:style-name="P2">The main goal of this project was to give the closest address of the input address from the given dataset with no latitude and longitude information.</text:p>
        </text:list-item>
        <text:list-item>
          <text:p text:style-name="P2">The basic assumption was that most of the addresses are written in a format where house details are at the left with incremental locality size and city and state name at the right usually seperated by a comma. But many people tend to not follow this format and make mistakes. </text:p>
        </text:list-item>
        <text:list-item>
          <text:p text:style-name="P2">The dataset provided had 9159 address enteries out of which only 0.01%(90 out of 9159) of the addresses didn't have name of state preceded by a comma.</text:p>
        </text:list-item>
        <text:list-item>
          <text:p text:style-name="P2">A seperate text file listing all the states and union territories was made to limit the fuzzy search in the specific state (This can be done on city level too). This was done to avoid the fuzzy results of similar naming cities (e.g Raipur and Jaipur) from different states.</text:p>
        </text:list-item>
        <text:list-item>
          <text:p text:style-name="P2">A list of list was made of the addresses in the dataset seperated at the delimiter comma and matching was done from right to left.</text:p>
        </text:list-item>
        <text:list-item>
          <text:p text:style-name="P2">For the 90 odd addresses a seperate list was created which either had city name at the end or state name without comma delimiter or were invalid addresses. This list was seperated at space delimiter to match the fuzzy score. </text:p>
        </text:list-item>
        <text:list-item>
          <text:p text:style-name="P2">Fuzzy Token Sort Ratio of the input address against all the addresses in dataset including the 90 add addresses was calculated and stored in a dictionary. This dictionary was sorted on the token value and the key with highest token sort ratio was produced as the output result.</text:p>
          <text:p text:style-name="P2"></text:p>
        </text:list-item>
      </text:list>
      <text:p text:style-name="P1">For long term project:</text:p>
      <text:list xml:id="list112557642780075" text:continue-numbering="true" text:style-name="L1">
        <text:list-header>
          <text:p text:style-name="P2"></text:p>
        </text:list-header>
      </text:list>
      <text:list xml:id="list8741653951295182278" text:style-name="L2">
        <text:list-item>
          <text:p text:style-name="P3">We can make a class for parsing the input and dataset addresses into chunks i.e. differentiating the house no., street name, POI, locality, city, state and pincode. </text:p>
        </text:list-item>
        <text:list-item>
          <text:p text:style-name="P3">In this we can can make a list af all the labels that an address can have, e.g. House no., Street name, Colony, Plot no., Sector, Landmark, City, State, etc.</text:p>
        </text:list-item>
        <text:list-item>
          <text:p text:style-name="P3">We also need to make a list of all the common words and their aliases that are used in an address, e.g. road, marg, nagar, street, highway, colony, estate, complex, block, apartment, society, etc.</text:p>
        </text:list-item>
        <text:list-item>
          <text:p text:style-name="P3">We can seperate the dataset into training and testing data and manually label the training data.</text:p>
        </text:list-item>
        <text:list-item>
          <text:p text:style-name="P3">The python Conditional random fields suite(pycrfsuite) tagger liabrary can be used to match the labels with the appropriate data from any address. Once parsed we will get all the addresses in the standard format expected.</text:p>
        </text:list-item>
        <text:list-item>
          <text:p text:style-name="P3"><text:span text:style-name="T5">S</text:span>imilar parsing liabrar<text:span text:style-name="T5">ies are</text:span> present but <text:span text:style-name="T5">they </text:span>work only for US addresses as <text:span text:style-name="T5">the</text:span> labels <text:span text:style-name="T5">are </text:span>relevent for US. We can use the code for making a parsing liabray for Indian addresses too.</text:p>
        </text:list-item>
        <text:list-item>
          <text:p text:style-name="P4">Github repositories: </text:p>
          <text:p text:style-name="P6"><text:bookmark text:name=":56.co"/><text:a xlink:type="simple" xlink:href="https://github.com/pnpnpn/street-address/blob/master/streetaddress/streetaddress.py">https://github.com/pnpnpn/street-</text:a><text:soft-page-break/><text:a xlink:type="simple" xlink:href="https://github.com/pnpnpn/street-address/blob/master/streetaddress/streetaddress.py">address/blob/master/streetaddress/streetaddress.py</text:a><text:span text:style-name="T4"> </text:span><text:a xlink:type="simple" xlink:href="https://github.com/datamade/usaddress/blob/">https://github.com/datamade/usaddress/blob/</text:a><text:a xlink:type="simple" xlink:href="https://www.google.com/url?q=https%3A%2F%2Fgithub.com%2Fdatamade%2Fusaddress%2Fblob%2Fmaster%2Fusaddress%2F__init__.py&amp;sa=D&amp;sntz=1&amp;usg=AFQjCNESTP_lVF_kBK36DixHeP3UCSGJ_Q" office:target-frame-name="_blank" xlink:show="new">master/usaddress/__init__.py</text:a></text:p>
          <text:p text:style-name="P4"/>
        </text:list-item>
        <text:list-item>
          <text:p text:style-name="P3">Since the data <text:span text:style-name="T1">is</text:span> in a standard format now with no unnecessary inputs, we can simply match the addresses from right to left and get the closest possible address from the avialable dataset.  <text:span text:style-name="T1">Also we can use free maps API which will give good results as they need addresses in standard forma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9T10:51:37.089931589</meta:creation-date>
    <dc:date>2016-08-09T11:25:57.364042605</dc:date>
    <meta:editing-duration>PT25M39S</meta:editing-duration>
    <meta:editing-cycles>4</meta:editing-cycles>
    <meta:generator>LibreOffice/4.2.8.2$Linux_X86_64 LibreOffice_project/420m0$Build-2</meta:generator>
    <meta:document-statistic meta:table-count="0" meta:image-count="0" meta:object-count="0" meta:page-count="2" meta:paragraph-count="22" meta:word-count="520" meta:character-count="3069" meta:non-whitespace-character-count="2561"/>
  </office:meta>
</office:document-meta>
</file>